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 style:master-page-name="">
      <style:paragraph-properties fo:line-height="0.049cm" style:page-number="auto" fo:break-before="page"/>
      <style:text-properties officeooo:paragraph-rsid="003ae7f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P2"><text:span text:style-name="T1"><office:annotation><dc:creator>sge</dc:creator><dc:date>2017-01-31T14:05:31</dc:date><text:p text:style-name="P3"><text:span text:style-name="T2">do section- for mailed_data in mailing_list</text:span></text:p><text:p text:style-name="P3"><text:span text:style-name="T2">with new_c=</text:span><text:span text:style-name="T3">view.mailed_context(mailed_data)</text:span></text:p></office:annotation></text:span><office:annotation><dc:creator>sge</dc:creator><dc:date>2017-01-31T15:03:23</dc:date><text:p text:style-name="P3"><text:span text:style-name="T2">do text</text:span></text:p><text:p text:style-name="P3"><text:span text:style-name="T2">from pod(content=view.get_file_binary(mailed_doc),context=new_c,format='odt',pageBreakAfter=</text:span><text:span text:style-name="T3">(not loop.mailed_data.last and 'duplex')</text:span><text:span text:style-name="T2">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2-18T11:37:15.274366859</dc:date>
    <meta:editing-duration>PT4H59M47S</meta:editing-duration>
    <meta:editing-cycles>40</meta:editing-cycles>
    <dc:creator>sge</dc:creator>
    <meta:document-statistic meta:table-count="0" meta:image-count="0" meta:object-count="0" meta:page-count="1" meta:paragraph-count="1" meta:word-count="0" meta:character-count="0" meta:non-whitespace-character-count="0"/>
  </office:meta>
</office:document-meta>
</file>